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6b79e"/>
    </style:style>
    <style:style style:name="gr2" style:family="graphic" style:parent-style-name="standard">
      <style:graphic-properties draw:stroke="none" svg:stroke-width="0.001cm" draw:fill-color="#4e503e"/>
    </style:style>
    <style:style style:name="gr3" style:family="graphic" style:parent-style-name="standard">
      <style:graphic-properties draw:stroke="none" svg:stroke-width="0.001cm" draw:fill-color="#c8c9b6"/>
    </style:style>
    <style:style style:name="gr4" style:family="graphic" style:parent-style-name="standard">
      <style:graphic-properties draw:stroke="none" svg:stroke-width="0.001cm" draw:fill-color="#7b7c5c"/>
    </style:style>
    <style:style style:name="gr5" style:family="graphic" style:parent-style-name="standard">
      <style:graphic-properties draw:stroke="none" svg:stroke-width="0.001cm" draw:fill-color="#ffffff"/>
    </style:style>
    <style:style style:name="gr6" style:family="graphic" style:parent-style-name="standard">
      <style:graphic-properties svg:stroke-width="0.004cm" svg:stroke-color="#4e503e" draw:fill="none" draw:fill-color="#ffffff" fo:padding-top="-0.048cm" fo:padding-bottom="-0.048cm" fo:padding-left="-0.048cm" fo:padding-right="-0.048cm"/>
    </style:style>
    <style:style style:name="gr7" style:family="graphic" style:parent-style-name="standard">
      <style:graphic-properties draw:stroke="none" svg:stroke-width="0.004cm" draw:fill-color="#ffffff"/>
    </style:style>
  </office:automatic-styles>
  <office:body>
    <office:drawing>
      <draw:page draw:name="page1" draw:style-name="dp1" draw:master-page-name="Default">
        <draw:g>
          <draw:glue-point draw:id="4" svg:x="-0.88cm" svg:y="-5cm"/>
          <draw:glue-point draw:id="5" svg:x="0.684cm" svg:y="-5cm"/>
          <draw:glue-point draw:id="6" svg:x="-0.098cm" svg:y="-5cm"/>
          <draw:glue-point draw:id="7" svg:x="-4.935cm" svg:y="5cm"/>
          <draw:glue-point draw:id="8" svg:x="2.009cm" svg:y="5cm"/>
          <draw:glue-point draw:id="9" svg:x="-1.462cm" svg:y="5cm"/>
          <draw:glue-point draw:id="10" svg:x="-5cm" svg:y="2.527cm"/>
          <draw:glue-point draw:id="11" svg:x="-5cm" svg:y="3.683cm"/>
          <draw:glue-point draw:id="12" svg:x="5cm" svg:y="-3.922cm"/>
          <draw:glue-point draw:id="13" svg:x="5cm" svg:y="0.401cm"/>
          <draw:glue-point draw:id="14" svg:x="5cm" svg:y="-1.759cm"/>
          <draw:glue-point draw:id="15" svg:x="0.029cm" svg:y="0.085cm"/>
          <draw:polygon draw:style-name="gr1" draw:layer="layout" svg:width="1.825cm" svg:height="0.427cm" svg:x="0.034cm" svg:y="1.523cm" svg:viewBox="0 0 1826 428" draw:points="0,428 0,0 1826,0 1826,428">
            <text:p/>
          </draw:polygon>
          <draw:polygon draw:style-name="gr2" draw:layer="layout" svg:width="0.035cm" svg:height="0.445cm" svg:x="0.017cm" svg:y="1.505cm" svg:viewBox="0 0 36 446" draw:points="17,0 0,17 0,446 36,446 36,17 17,0 0,0 0,17">
            <text:p/>
          </draw:polygon>
          <draw:polygon draw:style-name="gr2" draw:layer="layout" svg:width="1.842cm" svg:height="0.034cm" svg:x="0.034cm" svg:y="1.505cm" svg:viewBox="0 0 1843 35" draw:points="1843,18 1825,0 0,0 0,35 1825,35 1843,18 1843,0 1825,0">
            <text:p/>
          </draw:polygon>
          <draw:polygon draw:style-name="gr2" draw:layer="layout" svg:width="0.034cm" svg:height="0.445cm" svg:x="1.842cm" svg:y="1.523cm" svg:viewBox="0 0 35 446" draw:points="16,446 35,428 35,0 0,0 0,428 16,446 35,446 35,428">
            <text:p/>
          </draw:polygon>
          <draw:polygon draw:style-name="gr2" draw:layer="layout" svg:width="1.842cm" svg:height="0.034cm" svg:x="0.017cm" svg:y="1.933cm" svg:viewBox="0 0 1843 35" draw:points="0,16 17,35 1843,35 1843,0 17,0 0,16 0,35 17,35">
            <text:p/>
          </draw:polygon>
          <draw:polygon draw:style-name="gr3" draw:layer="layout" svg:width="2.614cm" svg:height="1.258cm" svg:x="0.032cm" svg:y="0.265cm" svg:viewBox="0 0 2615 1259" draw:points="1827,1259 0,1259 868,0 2615,0">
            <text:p/>
          </draw:polygon>
          <draw:polygon draw:style-name="gr2" draw:layer="layout" svg:width="1.859cm" svg:height="0.034cm" svg:x="0cm" svg:y="1.505cm" svg:viewBox="0 0 1860 35" draw:points="18,7 32,35 1860,35 1860,0 32,0 18,7 0,35 32,35">
            <text:p/>
          </draw:polygon>
          <draw:polygon draw:style-name="gr2" draw:layer="layout" svg:width="0.896cm" svg:height="1.286cm" svg:x="0.018cm" svg:y="0.247cm" svg:viewBox="0 0 897 1287" draw:points="882,0 868,8 0,1267 29,1287 897,27 882,0 873,0 868,8">
            <text:p/>
          </draw:polygon>
          <draw:polygon draw:style-name="gr2" draw:layer="layout" svg:width="1.778cm" svg:height="0.035cm" svg:x="0.9cm" svg:y="0.247cm" svg:viewBox="0 0 1779 36" draw:points="1761,27 1747,0 0,0 0,36 1747,36 1761,27 1779,0 1747,0">
            <text:p/>
          </draw:polygon>
          <draw:polygon draw:style-name="gr2" draw:layer="layout" svg:width="0.816cm" svg:height="1.285cm" svg:x="1.844cm" svg:y="0.255cm" svg:viewBox="0 0 817 1286" draw:points="14,1286 29,1277 817,18 788,0 0,1259 14,1286 25,1286 29,1277">
            <text:p/>
          </draw:polygon>
          <draw:polygon draw:style-name="gr4" draw:layer="layout" svg:width="0.787cm" svg:height="1.679cm" svg:x="1.859cm" svg:y="0.276cm" svg:viewBox="0 0 788 1680" draw:points="788,0 788,793 0,1680 0,1258">
            <text:p/>
          </draw:polygon>
          <draw:polygon draw:style-name="gr2" draw:layer="layout" svg:width="0.034cm" svg:height="0.804cm" svg:x="2.629cm" svg:y="0.276cm" svg:viewBox="0 0 35 805" draw:points="31,805 35,793 35,0 0,0 0,793 31,805 35,800 35,793">
            <text:p/>
          </draw:polygon>
          <draw:polygon draw:style-name="gr2" draw:layer="layout" svg:width="0.818cm" svg:height="0.942cm" svg:x="1.842cm" svg:y="1.058cm" svg:viewBox="0 0 819 943" draw:points="0,897 29,909 819,22 792,0 4,886 0,897 0,943 29,909">
            <text:p/>
          </draw:polygon>
          <draw:polygon draw:style-name="gr2" draw:layer="layout" svg:width="0.034cm" svg:height="0.43cm" svg:x="1.842cm" svg:y="1.525cm" svg:viewBox="0 0 35 431" draw:points="1,0 0,9 0,431 35,431 35,9 1,0 0,4 0,9">
            <text:p/>
          </draw:polygon>
          <draw:polygon draw:style-name="gr2" draw:layer="layout" svg:width="0.82cm" svg:height="1.327cm" svg:x="1.844cm" svg:y="0.216cm" svg:viewBox="0 0 821 1328" draw:points="821,60 788,51 0,1310 29,1328 817,68 821,60 821,0 788,51">
            <text:p/>
          </draw:polygon>
          <draw:polygon draw:style-name="gr4" draw:layer="layout" svg:width="0.906cm" svg:height="1.448cm" svg:x="0.609cm" svg:y="0.028cm" svg:viewBox="0 0 907 1449" draw:points="640,465 620,489 598,515 575,539 552,565 530,592 508,617 485,644 461,671 451,684 439,698 428,712 417,725 407,738 396,752 386,766 376,780 365,794 355,807 346,821 336,835 327,849 318,862 309,876 300,890 308,1021 32,1449 0,1133 7,1111 17,1087 29,1059 45,1028 64,995 85,958 109,921 135,880 163,840 191,797 222,752 254,708 287,663 322,616 356,570 391,524 426,478 461,432 498,389 534,346 568,303 602,263 634,224 667,188 696,154 726,122 752,93 778,68 801,45 822,26 840,10 856,0 907,278 648,592">
            <text:p/>
          </draw:polygon>
          <draw:polygon draw:style-name="gr2" draw:layer="layout" svg:width="0.371cm" svg:height="0.445cm" svg:x="0.892cm" svg:y="0.482cm" svg:viewBox="0 0 372 446" draw:points="35,436 33,446 40,433 49,419 58,405 67,391 77,378 87,365 96,351 107,337 117,324 127,310 137,296 148,282 159,270 170,256 181,242 192,229 215,202 238,175 261,149 283,123 305,97 328,72 350,47 372,22 344,0 324,24 302,49 279,75 256,101 234,126 211,153 189,180 165,206 154,220 143,234 132,248 120,262 109,274 100,288 89,302 79,317 68,331 58,344 48,359 39,372 29,386 21,400 12,414 3,428 1,437 3,428 0,433 1,437">
            <text:p/>
          </draw:polygon>
          <draw:polygon draw:style-name="gr2" draw:layer="layout" svg:width="0.042cm" svg:height="0.143cm" svg:x="0.893cm" svg:y="0.917cm" svg:viewBox="0 0 43 144" draw:points="39,144 42,132 34,0 0,1 7,134 39,144 43,138 42,132">
            <text:p/>
          </draw:polygon>
          <draw:polygon draw:style-name="gr2" draw:layer="layout" svg:width="0.308cm" svg:height="0.486cm" svg:x="0.624cm" svg:y="1.04cm" svg:viewBox="0 0 309 487" draw:points="0,438 31,446 309,19 280,0 2,427 0,438 5,487 31,446">
            <text:p/>
          </draw:polygon>
          <draw:polygon draw:style-name="gr2" draw:layer="layout" svg:width="0.067cm" svg:height="0.32cm" svg:x="0.591cm" svg:y="1.157cm" svg:viewBox="0 0 68 321" draw:points="0,0 0,5 32,321 68,318 35,2 0,0 0,3 0,5">
            <text:p/>
          </draw:polygon>
          <draw:polygon draw:style-name="gr2" draw:layer="layout" svg:width="0.89cm" svg:height="1.165cm" svg:x="0.592cm" svg:y="0cm" svg:viewBox="0 0 891 1166" draw:points="891,25 864,13 860,16 856,19 851,22 847,26 838,33 828,42 817,50 807,60 796,72 783,84 771,96 758,110 744,123 731,139 716,154 701,171 686,188 670,205 655,223 639,242 621,261 606,280 588,300 572,321 555,341 537,363 519,385 501,407 482,428 465,451 447,474 429,496 412,519 394,542 377,565 359,588 341,611 325,635 307,657 290,680 273,704 256,726 241,749 225,771 209,793 194,816 180,837 164,858 151,879 137,900 124,920 111,941 99,959 88,978 77,997 66,1014 56,1031 47,1048 38,1065 31,1080 27,1086 24,1094 20,1101 17,1108 14,1115 12,1121 10,1128 7,1134 4,1140 3,1146 2,1152 0,1157 33,1166 34,1162 36,1156 38,1152 40,1146 42,1140 44,1135 46,1128 49,1122 52,1116 55,1109 59,1102 62,1096 70,1080 78,1065 86,1048 96,1031 106,1014 117,996 128,978 141,958 152,938 165,919 180,898 193,877 208,857 223,835 238,813 254,792 269,769 285,746 301,723 317,701 334,678 352,655 369,632 387,609 404,586 421,562 439,540 457,517 474,495 494,473 511,450 529,428 547,407 564,385 581,364 598,342 615,323 632,303 648,283 665,264 681,246 697,228 712,210 726,193 741,178 756,162 770,148 783,133 796,121 808,108 819,97 830,86 841,76 851,67 860,59 869,52 873,50 877,47 879,44 882,43 856,31 891,25 886,0 864,13">
            <text:p/>
          </draw:polygon>
          <draw:polygon draw:style-name="gr2" draw:layer="layout" svg:width="0.087cm" svg:height="0.292cm" svg:x="1.447cm" svg:y="0.025cm" svg:viewBox="0 0 88 293" draw:points="83,293 85,277 34,0 0,5 51,284 83,293 88,286 85,277">
            <text:p/>
          </draw:polygon>
          <draw:polygon draw:style-name="gr2" draw:layer="layout" svg:width="0.29cm" svg:height="0.37cm" svg:x="1.239cm" svg:y="0.294cm" svg:viewBox="0 0 291 371" draw:points="0,327 30,337 291,23 264,0 3,314 0,327 2,371 30,337">
            <text:p/>
          </draw:polygon>
          <draw:polygon draw:style-name="gr2" draw:layer="layout" svg:width="0.042cm" svg:height="0.17cm" svg:x="1.232cm" svg:y="0.45cm" svg:viewBox="0 0 43 171" draw:points="3,31 0,44 7,171 43,169 35,42 3,31 35,42 32,0">
            <text:p/>
          </draw:polygon>
          <draw:polygon draw:style-name="gr1" draw:layer="layout" svg:width="0.391cm" svg:height="0.315cm" svg:x="0.25cm" svg:y="1.161cm" svg:viewBox="0 0 392 316" draw:points="31,0 0,316 392,316 359,0">
            <text:p/>
          </draw:polygon>
          <draw:polygon draw:style-name="gr2" draw:layer="layout" svg:width="0.069cm" svg:height="0.334cm" svg:x="0.231cm" svg:y="1.159cm" svg:viewBox="0 0 70 335" draw:points="19,335 36,318 70,3 34,0 1,316 19,335 1,316 0,335">
            <text:p/>
          </draw:polygon>
          <draw:polygon draw:style-name="gr2" draw:layer="layout" svg:width="0.41cm" svg:height="0.035cm" svg:x="0.25cm" svg:y="1.459cm" svg:viewBox="0 0 411 36" draw:points="409,16 392,0 0,0 0,36 392,36 409,16 392,36 411,36">
            <text:p/>
          </draw:polygon>
          <draw:polygon draw:style-name="gr2" draw:layer="layout" svg:width="0.066cm" svg:height="0.334cm" svg:x="0.592cm" svg:y="1.144cm" svg:viewBox="0 0 67 335" draw:points="16,0 0,19 31,335 67,332 34,15 16,0 34,15 32,0">
            <text:p/>
          </draw:polygon>
          <draw:polygon draw:style-name="gr2" draw:layer="layout" svg:width="0.344cm" svg:height="0.035cm" svg:x="0.265cm" svg:y="1.144cm" svg:viewBox="0 0 345 36" draw:points="0,15 16,36 345,36 345,0 16,0 0,15 16,0 2,0">
            <text:p/>
          </draw:polygon>
          <draw:polygon draw:style-name="gr3" draw:layer="layout" svg:width="1.183cm" svg:height="1.133cm" svg:x="0.282cm" svg:y="0.028cm" svg:viewBox="0 0 1184 1134" draw:points="1184,0 1167,10 1149,26 1128,45 1106,68 1079,93 1053,122 1023,154 994,188 961,224 929,263 895,303 861,346 825,389 788,433 753,478 718,525 683,570 649,616 614,663 582,708 549,753 518,797 490,840 462,881 436,921 413,959 391,995 372,1029 357,1059 344,1087 334,1112 327,1134 0,1134 6,1112 16,1087 29,1059 46,1029 65,995 86,959 110,921 135,881 163,840 192,797 222,753 255,708 287,663 322,616 357,570 392,525 427,478 462,433 497,389 533,346 567,303 601,263 635,224 666,188 697,154 726,122 753,93 778,68 802,45 823,26 841,10 857,0">
            <text:p/>
          </draw:polygon>
          <draw:polygon draw:style-name="gr2" draw:layer="layout" svg:width="0.882cm" svg:height="1.165cm" svg:x="0.592cm" svg:y="0.014cm" svg:viewBox="0 0 883 1166" draw:points="16,1166 33,1152 34,1148 36,1143 38,1138 40,1132 42,1126 44,1121 46,1114 49,1108 52,1102 55,1095 59,1088 62,1082 70,1066 78,1051 86,1034 96,1017 106,1001 117,982 128,964 141,944 152,925 165,905 180,884 193,863 208,843 223,821 238,799 254,778 269,755 285,732 301,710 317,687 334,665 352,642 369,618 387,595 404,572 421,549 439,526 457,503 474,481 494,459 511,436 529,415 547,393 564,371 581,351 598,329 615,309 632,289 648,270 665,251 681,232 697,215 712,197 726,180 741,164 756,148 770,135 783,120 796,107 808,94 819,83 830,72 841,62 851,54 860,46 869,39 873,36 877,33 879,31 883,29 864,0 860,2 856,5 851,8 847,12 838,19 828,28 817,37 807,47 796,59 783,71 771,82 758,96 744,110 731,126 716,140 701,157 686,174 670,192 655,209 639,228 622,247 606,267 588,286 572,307 555,328 537,350 519,371 501,393 482,415 465,437 447,460 430,483 412,506 394,528 377,551 359,574 341,597 325,621 307,643 290,666 273,690 256,713 241,735 225,757 209,780 194,802 180,823 164,845 151,865 137,886 124,906 111,927 99,946 88,964 77,983 66,1001 56,1017 47,1034 38,1051 31,1066 27,1073 24,1081 20,1088 17,1094 14,1101 12,1107 10,1114 7,1120 4,1126 3,1132 2,1138 0,1144 16,1130 16,1166 30,1166 33,1152">
            <text:p/>
          </draw:polygon>
          <draw:polygon draw:style-name="gr2" draw:layer="layout" svg:width="0.349cm" svg:height="0.035cm" svg:x="0.26cm" svg:y="1.144cm" svg:viewBox="0 0 350 36" draw:points="4,13 21,36 350,36 350,0 21,0 4,13 0,36 21,36">
            <text:p/>
          </draw:polygon>
          <draw:polygon draw:style-name="gr2" draw:layer="layout" svg:width="0.882cm" svg:height="1.155cm" svg:x="0.265cm" svg:y="0.01cm" svg:viewBox="0 0 883 1156" draw:points="874,0 864,3 860,5 856,9 852,11 847,16 838,22 828,31 817,40 805,50 795,62 783,74 770,86 757,99 744,113 730,129 715,144 701,160 685,177 670,195 655,213 638,231 622,250 605,270 588,290 571,311 554,331 536,353 518,375 501,397 483,418 466,441 448,463 431,486 412,509 395,532 377,554 360,578 342,601 325,625 307,647 291,670 274,694 258,716 241,739 225,761 209,783 195,805 180,827 165,848 151,869 138,890 125,910 112,930 100,949 87,968 76,987 65,1004 56,1021 47,1038 38,1055 31,1069 27,1076 24,1084 20,1091 17,1098 14,1105 11,1111 9,1118 6,1124 4,1130 3,1136 2,1142 0,1147 33,1156 35,1152 36,1146 38,1142 40,1136 42,1130 43,1125 47,1118 49,1112 52,1106 55,1099 59,1092 61,1085 69,1069 77,1055 86,1038 97,1021 107,1004 118,986 130,968 142,948 153,928 166,909 180,888 194,867 208,847 223,825 238,803 254,781 269,759 286,736 302,713 319,691 335,668 352,645 370,622 387,599 405,576 422,552 439,530 457,507 475,484 493,462 511,440 528,418 546,397 564,375 581,354 597,332 615,313 631,293 648,273 665,254 680,236 696,218 712,200 727,183 741,167 755,152 769,138 782,123 795,110 807,97 819,87 831,75 841,66 851,57 861,49 869,42 873,39 877,36 879,34 883,33 874,34 874,0 869,0 864,3">
            <text:p/>
          </draw:polygon>
          <draw:polygon draw:style-name="gr2" draw:layer="layout" svg:width="0.383cm" svg:height="0.034cm" svg:x="1.139cm" svg:y="0.01cm" svg:viewBox="0 0 384 35" draw:points="335,33 326,0 0,0 0,35 326,35 335,33 384,0 326,0">
            <text:p/>
          </draw:polygon>
          <draw:polygon draw:style-name="gr5" draw:layer="layout" svg:width="0.163cm" svg:height="0.065cm" svg:x="0.857cm" svg:y="1.331cm" svg:viewBox="0 0 164 66" draw:points="107,66 0,66 56,0 164,0">
            <text:p/>
          </draw:polygon>
          <draw:polygon draw:style-name="gr6" draw:layer="layout" svg:width="0.163cm" svg:height="0.065cm" svg:x="0.857cm" svg:y="1.331cm" svg:viewBox="0 0 164 66" draw:points="107,66 0,66 56,0 164,0">
            <text:p/>
          </draw:polygon>
          <draw:polygon draw:style-name="gr7" draw:layer="layout" svg:width="0.163cm" svg:height="0.065cm" svg:x="1.118cm" svg:y="1.331cm" svg:viewBox="0 0 164 66" draw:points="107,66 0,66 56,0 164,0">
            <text:p/>
          </draw:polygon>
          <draw:polygon draw:style-name="gr6" draw:layer="layout" svg:width="0.163cm" svg:height="0.065cm" svg:x="1.118cm" svg:y="1.331cm" svg:viewBox="0 0 164 66" draw:points="107,66 0,66 56,0 164,0">
            <text:p/>
          </draw:polygon>
          <draw:polygon draw:style-name="gr7" draw:layer="layout" svg:width="0.171cm" svg:height="0.065cm" svg:x="1.379cm" svg:y="1.331cm" svg:viewBox="0 0 172 66" draw:points="107,66 0,66 56,0 172,0">
            <text:p/>
          </draw:polygon>
          <draw:polygon draw:style-name="gr6" draw:layer="layout" svg:width="0.171cm" svg:height="0.065cm" svg:x="1.379cm" svg:y="1.331cm" svg:viewBox="0 0 172 66" draw:points="107,66 0,66 56,0 172,0">
            <text:p/>
          </draw:polygon>
          <draw:polygon draw:style-name="gr7" draw:layer="layout" svg:width="0.172cm" svg:height="0.065cm" svg:x="1.639cm" svg:y="1.331cm" svg:viewBox="0 0 173 66" draw:points="107,66 0,66 57,0 173,0">
            <text:p/>
          </draw:polygon>
          <draw:polygon draw:style-name="gr6" draw:layer="layout" svg:width="0.172cm" svg:height="0.065cm" svg:x="1.639cm" svg:y="1.331cm" svg:viewBox="0 0 173 66" draw:points="107,66 0,66 57,0 173,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HootPhone</dc:title>
    <meta:creation-date>2011-02-07T16:39:14</meta:creation-date>
    <meta:editing-duration>P0D</meta:editing-duration>
    <meta:editing-cycles>1</meta:editing-cycles>
    <meta:document-statistic meta:object-count="43"/>
    <meta:generator>OpenOffice.org/3.3$Linux OpenOffice.org_project/330m20$Build-9567</meta:generator>
  </office:meta>
</office:document-meta>
</file>